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6000003F846DF11D700FF871C.png" manifest:media-type="image/png"/>
  <manifest:file-entry manifest:full-path="Pictures/10000001000003F6000003F8E8CA8B9DFEF9E51A.png" manifest:media-type="image/png"/>
  <manifest:file-entry manifest:full-path="Pictures/100000010000041300000994ADB5B7C2D05E5AA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Footer">
      <style:text-properties officeooo:rsid="001e808c" officeooo:paragraph-rsid="001e808c"/>
    </style:style>
    <style:style style:name="P2" style:family="paragraph" style:parent-style-name="Header">
      <loext:graphic-properties draw:fill-gradient-name="gradient" draw:fill-hatch-name="hatch"/>
      <style:paragraph-properties fo:text-align="center" style:justify-single-word="false" fo:padding="0.049cm" fo:border-left="none" fo:border-right="none" fo:border-top="none" fo:border-bottom="0.06pt solid #000000"/>
      <style:text-properties officeooo:rsid="001e808c" officeooo:paragraph-rsid="001e808c"/>
    </style:style>
    <style:style style:name="P3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normal" officeooo:rsid="002c9476" officeooo:paragraph-rsid="002c9476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rsid="002c9476" officeooo:paragraph-rsid="002c9476" style:font-weight-asian="normal" style:font-weight-complex="normal"/>
    </style:style>
    <style:style style:name="P6" style:family="paragraph" style:parent-style-name="Standard">
      <style:paragraph-properties fo:text-align="center" style:justify-single-word="false" style:writing-mode="lr-tb"/>
      <style:text-properties fo:font-weight="normal" officeooo:rsid="002cba80" officeooo:paragraph-rsid="002cba80" style:font-weight-asian="normal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fo:font-weight="normal" officeooo:rsid="002e86bf" officeooo:paragraph-rsid="002e86bf" style:font-weight-asian="normal" style:font-weight-complex="normal"/>
    </style:style>
    <style:style style:name="T1" style:family="text">
      <style:text-properties officeooo:rsid="002c94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4">INDEX </text:p>
      <text:p text:style-name="P4"><draw:frame draw:style-name="fr2" draw:name="Imagen1" text:anchor-type="char" svg:x="5.304cm" svg:y="0.392cm" svg:width="8.292cm" svg:height="19.369cm" draw:z-index="0"><draw:image xlink:href="Pictures/100000010000041300000994ADB5B7C2D05E5AA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LOGIN</text:p>
      <text:p text:style-name="P6"/>
      <text:p text:style-name="P6"><draw:frame draw:style-name="fr2" draw:name="Imagen2" text:anchor-type="char" svg:x="1.302cm" svg:y="0.092cm" svg:width="15.432cm" svg:height="15.462cm" draw:z-index="1"><draw:image xlink:href="Pictures/10000001000003F6000003F8E8CA8B9DFEF9E5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CONTACT US</text:p>
      <text:p text:style-name="P7"/>
      <text:p text:style-name="P7"><draw:frame draw:style-name="fr1" draw:name="Imagen3" text:anchor-type="char" svg:width="17cm" svg:height="17.034cm" draw:z-index="2"><draw:image xlink:href="Pictures/10000001000003F6000003F846DF11D700FF871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text-align="center" style:justify-single-word="false" fo:padding="0.049cm" fo:border-left="none" fo:border-right="none" fo:border-top="none" fo:border-bottom="0.06pt solid #000000"/>
      <style:text-properties officeooo:rsid="001e808c" officeooo:paragraph-rsid="001e808c"/>
    </style:style>
    <style:style style:name="MP2" style:family="paragraph" style:parent-style-name="Footer">
      <style:text-properties officeooo:rsid="001e808c" officeooo:paragraph-rsid="001e808c"/>
    </style:style>
    <style:style style:name="MT1" style:family="text">
      <style:text-properties officeooo:rsid="002c94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enguaje de Marcas</text:span><text:tab/><text:tab/><text:span text:style-name="MT1">MAQUETACIÓN</text:span></text:p>
      </style:header>
      <style:footer>
        <text:p text:style-name="MP2">Pag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7:26:16.678432842</meta:creation-date>
    <meta:editing-duration>PT58M54S</meta:editing-duration>
    <meta:editing-cycles>5</meta:editing-cycles>
    <meta:generator>LibreOffice/7.4.5.1$Linux_X86_64 LibreOffice_project/40$Build-1</meta:generator>
    <dc:title>Plantilla de trabajo</dc:title>
    <dc:date>2023-12-11T18:25:10.966476902</dc:date>
    <meta:document-statistic meta:table-count="0" meta:image-count="3" meta:object-count="0" meta:page-count="3" meta:paragraph-count="5" meta:word-count="10" meta:character-count="59" meta:non-whitespace-character-count="52"/>
    <meta:template xlink:type="simple" xlink:actuate="onRequest" xlink:title="Plantilla de trabajo" xlink:href="../../../../../Plantillas/Plantilla%20de%20trabajo.ott" meta:date="2023-12-11T17:26:15.443785039"/>
  </office:meta>
</office:document-meta>
</file>